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8.13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sexe201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WhadsTitVar1" style:data-style-name="N0">
      <style:table-cell-properties style:glyph-orientation-vertical="0" fo:border-bottom="0.99pt solid #3c3c3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2" style:family="table-cell" style:parent-style-name="WhadsTitVar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start" css3t:text-justify="auto" fo:margin-left="0.353cm" style:writing-mode="page"/>
    </style:style>
    <style:style style:name="ce3" style:family="table-cell" style:parent-style-name="Normal_20_2">
      <style:table-cell-properties style:diagonal-bl-tr="none" style:diagonal-tl-br="none" fo:border="none" fo:padding="0.071cm" style:rotation-align="none"/>
    </style:style>
    <style:style style:name="ce4" style:family="table-cell" style:parent-style-name="Normal_20_2">
      <style:table-cell-properties fo:border-bottom="0.99pt solid #000000" style:diagonal-bl-tr="none" style:diagonal-tl-br="none" fo:border-left="none" fo:padding="0.071cm" fo:border-right="none" style:rotation-align="none" fo:border-top="none"/>
    </style:style>
    <style:style style:name="ce5" style:family="table-cell" style:parent-style-name="WhadsVoidVar1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WhadsNotaVar1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</style:style>
    <style:style style:name="ce7" style:family="table-cell" style:parent-style-name="WhadsTitVar1" style:data-style-name="N0">
      <style:table-cell-properties style:glyph-orientation-vertical="0" fo:border-bottom="0.99pt solid #3c3c3c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WhadsTitVar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WhadsColVar1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WhadsRowVar1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WhadsRowVar1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WhadsRowVar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WhadsRowVar2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WhadsRowVar2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5" style:family="table-cell" style:parent-style-name="WhadsRowVar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WhadsRowVar3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7" style:family="table-cell" style:parent-style-name="WhadsRowVar3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WhadsRowVar3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WhadsColVar1" style:data-style-name="N3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0" style:family="table-cell" style:parent-style-name="WhadsDades" style:data-style-name="N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1" style:family="table-cell" style:parent-style-name="WhadsDades" style:data-style-name="N3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WhadsVoidVar1" style:data-style-name="N3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3" style:family="table-cell" style:parent-style-name="WhadsNotaVar1" style:data-style-name="N3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</style:style>
    <style:style style:name="ce24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Normal_20_2" style:data-style-name="N3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exe201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0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Emigrants segons sexe</text:p>
          </table:table-cell>
          <table:table-cell table:style-name="ce7" table:number-columns-repeated="1023"/>
        </table:table-row>
        <table:table-row table:style-name="ro2">
          <table:table-cell table:style-name="ce2" office:value-type="string" calcext:value-type="string">
            <text:p>Any 2012</text:p>
          </table:table-cell>
          <table:table-cell table:style-name="ce8" table:number-columns-repeated="1023"/>
        </table:table-row>
        <table:table-row table:style-name="ro3">
          <table:table-cell/>
          <table:table-cell table:style-name="ce9" office:value-type="string" calcext:value-type="string">
            <text:p>Dte.</text:p>
          </table:table-cell>
          <table:table-cell table:style-name="ce9"/>
          <table:table-cell table:style-name="ce9" office:value-type="string" calcext:value-type="string">
            <text:p>Barris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Homes</text:p>
          </table:table-cell>
          <table:table-cell table:style-name="ce19" office:value-type="string" calcext:value-type="string">
            <text:p>Dones</text:p>
          </table:table-cell>
          <table:table-cell table:number-columns-repeated="1017"/>
        </table:table-row>
        <table:table-row table:style-name="ro3">
          <table:table-cell/>
          <table:table-cell table:style-name="ce10"/>
          <table:table-cell table:style-name="ce13"/>
          <table:table-cell table:style-name="ce16"/>
          <table:table-cell table:style-name="ce20" table:number-columns-repeated="3"/>
          <table:table-cell table:style-name="ce24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BARCELONA</text:p>
          </table:table-cell>
          <table:table-cell table:style-name="ce14"/>
          <table:table-cell table:style-name="ce16"/>
          <table:table-cell table:style-name="ce20" office:value-type="float" office:value="56817" calcext:value-type="float">
            <text:p>56.817</text:p>
          </table:table-cell>
          <table:table-cell table:style-name="ce20" office:value-type="float" office:value="28734" calcext:value-type="float">
            <text:p>28.734</text:p>
          </table:table-cell>
          <table:table-cell table:style-name="ce20" office:value-type="float" office:value="28083" calcext:value-type="float">
            <text:p>28.08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0"/>
          <table:table-cell table:style-name="ce13"/>
          <table:table-cell table:style-name="ce17"/>
          <table:table-cell table:style-name="ce20" table:number-columns-repeated="3"/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1. el Raval</text:p>
          </table:table-cell>
          <table:table-cell table:style-name="ce20" office:value-type="float" office:value="2534" calcext:value-type="float">
            <text:p>2.534</text:p>
          </table:table-cell>
          <table:table-cell table:style-name="ce20" office:value-type="float" office:value="1508" calcext:value-type="float">
            <text:p>1.508</text:p>
          </table:table-cell>
          <table:table-cell table:style-name="ce20" office:value-type="float" office:value="1026" calcext:value-type="float">
            <text:p>1.02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2. el Barri Gòtic</text:p>
          </table:table-cell>
          <table:table-cell table:style-name="ce20" office:value-type="float" office:value="953" calcext:value-type="float">
            <text:p>953</text:p>
          </table:table-cell>
          <table:table-cell table:style-name="ce20" office:value-type="float" office:value="559" calcext:value-type="float">
            <text:p>559</text:p>
          </table:table-cell>
          <table:table-cell table:style-name="ce20" office:value-type="float" office:value="394" calcext:value-type="float">
            <text:p>39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3. la Barceloneta</text:p>
          </table:table-cell>
          <table:table-cell table:style-name="ce20" office:value-type="float" office:value="727" calcext:value-type="float">
            <text:p>727</text:p>
          </table:table-cell>
          <table:table-cell table:style-name="ce20" office:value-type="float" office:value="381" calcext:value-type="float">
            <text:p>381</text:p>
          </table:table-cell>
          <table:table-cell table:style-name="ce20" office:value-type="float" office:value="346" calcext:value-type="float">
            <text:p>34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4. Sant Pere, Santa Caterina i la Ribera</text:p>
          </table:table-cell>
          <table:table-cell table:style-name="ce20" office:value-type="float" office:value="1097" calcext:value-type="float">
            <text:p>1.097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517" calcext:value-type="float">
            <text:p>51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5. el Fort Pienc</text:p>
          </table:table-cell>
          <table:table-cell table:style-name="ce20" office:value-type="float" office:value="1150" calcext:value-type="float">
            <text:p>1.150</text:p>
          </table:table-cell>
          <table:table-cell table:style-name="ce20" office:value-type="float" office:value="581" calcext:value-type="float">
            <text:p>581</text:p>
          </table:table-cell>
          <table:table-cell table:style-name="ce20" office:value-type="float" office:value="569" calcext:value-type="float">
            <text:p>56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6. la Sagrada Família</text:p>
          </table:table-cell>
          <table:table-cell table:style-name="ce20" office:value-type="float" office:value="1835" calcext:value-type="float">
            <text:p>1.835</text:p>
          </table:table-cell>
          <table:table-cell table:style-name="ce20" office:value-type="float" office:value="878" calcext:value-type="float">
            <text:p>878</text:p>
          </table:table-cell>
          <table:table-cell table:style-name="ce20" office:value-type="float" office:value="957" calcext:value-type="float">
            <text:p>95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7. la Dreta de l'Eixample</text:p>
          </table:table-cell>
          <table:table-cell table:style-name="ce20" office:value-type="float" office:value="1422" calcext:value-type="float">
            <text:p>1.422</text:p>
          </table:table-cell>
          <table:table-cell table:style-name="ce20" office:value-type="float" office:value="688" calcext:value-type="float">
            <text:p>688</text:p>
          </table:table-cell>
          <table:table-cell table:style-name="ce20" office:value-type="float" office:value="734" calcext:value-type="float">
            <text:p>73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8. l'Antiga Esquerra de l'Eixample</text:p>
          </table:table-cell>
          <table:table-cell table:style-name="ce20" office:value-type="float" office:value="1366" calcext:value-type="float">
            <text:p>1.366</text:p>
          </table:table-cell>
          <table:table-cell table:style-name="ce20" office:value-type="float" office:value="658" calcext:value-type="float">
            <text:p>658</text:p>
          </table:table-cell>
          <table:table-cell table:style-name="ce20" office:value-type="float" office:value="708" calcext:value-type="float">
            <text:p>70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9. la Nova Esquerra de l'Eixample</text:p>
          </table:table-cell>
          <table:table-cell table:style-name="ce20" office:value-type="float" office:value="2032" calcext:value-type="float">
            <text:p>2.032</text:p>
          </table:table-cell>
          <table:table-cell table:style-name="ce20" office:value-type="float" office:value="1007" calcext:value-type="float">
            <text:p>1.007</text:p>
          </table:table-cell>
          <table:table-cell table:style-name="ce20" office:value-type="float" office:value="1025" calcext:value-type="float">
            <text:p>1.02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10. Sant Antoni</text:p>
          </table:table-cell>
          <table:table-cell table:style-name="ce20" office:value-type="float" office:value="1332" calcext:value-type="float">
            <text:p>1.332</text:p>
          </table:table-cell>
          <table:table-cell table:style-name="ce20" office:value-type="float" office:value="673" calcext:value-type="float">
            <text:p>673</text:p>
          </table:table-cell>
          <table:table-cell table:style-name="ce20" office:value-type="float" office:value="659" calcext:value-type="float">
            <text:p>65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1. el Poble Sec - Parc Montjuïc</text:p>
          </table:table-cell>
          <table:table-cell table:style-name="ce20" office:value-type="float" office:value="2077" calcext:value-type="float">
            <text:p>2.077</text:p>
          </table:table-cell>
          <table:table-cell table:style-name="ce20" office:value-type="float" office:value="1104" calcext:value-type="float">
            <text:p>1.104</text:p>
          </table:table-cell>
          <table:table-cell table:style-name="ce20" office:value-type="float" office:value="973" calcext:value-type="float">
            <text:p>97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2. la Marina del Prat Vermell - Zona Franca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6" calcext:value-type="float">
            <text:p>1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3. la Marina de Port</text:p>
          </table:table-cell>
          <table:table-cell table:style-name="ce20" office:value-type="float" office:value="1161" calcext:value-type="float">
            <text:p>1.161</text:p>
          </table:table-cell>
          <table:table-cell table:style-name="ce20" office:value-type="float" office:value="586" calcext:value-type="float">
            <text:p>586</text:p>
          </table:table-cell>
          <table:table-cell table:style-name="ce20" office:value-type="float" office:value="575" calcext:value-type="float">
            <text:p>57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4. la Font de la Guatlla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222" calcext:value-type="float">
            <text:p>22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5. Hostafrancs</text:p>
          </table:table-cell>
          <table:table-cell table:style-name="ce20" office:value-type="float" office:value="791" calcext:value-type="float">
            <text:p>791</text:p>
          </table:table-cell>
          <table:table-cell table:style-name="ce20" office:value-type="float" office:value="426" calcext:value-type="float">
            <text:p>426</text:p>
          </table:table-cell>
          <table:table-cell table:style-name="ce20" office:value-type="float" office:value="365" calcext:value-type="float">
            <text:p>36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6. la Bordeta</text:p>
          </table:table-cell>
          <table:table-cell table:style-name="ce20" office:value-type="float" office:value="821" calcext:value-type="float">
            <text:p>821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416" calcext:value-type="float">
            <text:p>41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7. Sants - Badal</text:p>
          </table:table-cell>
          <table:table-cell table:style-name="ce20" office:value-type="float" office:value="1255" calcext:value-type="float">
            <text:p>1.255</text:p>
          </table:table-cell>
          <table:table-cell table:style-name="ce20" office:value-type="float" office:value="653" calcext:value-type="float">
            <text:p>653</text:p>
          </table:table-cell>
          <table:table-cell table:style-name="ce20" office:value-type="float" office:value="602" calcext:value-type="float">
            <text:p>60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8. Sants</text:p>
          </table:table-cell>
          <table:table-cell table:style-name="ce20" office:value-type="float" office:value="1777" calcext:value-type="float">
            <text:p>1.777</text:p>
          </table:table-cell>
          <table:table-cell table:style-name="ce20" office:value-type="float" office:value="932" calcext:value-type="float">
            <text:p>932</text:p>
          </table:table-cell>
          <table:table-cell table:style-name="ce20" office:value-type="float" office:value="845" calcext:value-type="float">
            <text:p>84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4"/>
          <table:table-cell table:style-name="ce17" office:value-type="string" calcext:value-type="string">
            <text:p>19. les Corts</text:p>
          </table:table-cell>
          <table:table-cell table:style-name="ce20" office:value-type="float" office:value="1414" calcext:value-type="float">
            <text:p>1.414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724" calcext:value-type="float">
            <text:p>72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4"/>
          <table:table-cell table:style-name="ce17" office:value-type="string" calcext:value-type="string">
            <text:p>20. la Maternitat i Sant Ramon</text:p>
          </table:table-cell>
          <table:table-cell table:style-name="ce20" office:value-type="float" office:value="931" calcext:value-type="float">
            <text:p>931</text:p>
          </table:table-cell>
          <table:table-cell table:style-name="ce20" office:value-type="float" office:value="433" calcext:value-type="float">
            <text:p>433</text:p>
          </table:table-cell>
          <table:table-cell table:style-name="ce20" office:value-type="float" office:value="498" calcext:value-type="float">
            <text:p>49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4"/>
          <table:table-cell table:style-name="ce17" office:value-type="string" calcext:value-type="string">
            <text:p>21. Pedralbes</text:p>
          </table:table-cell>
          <table:table-cell table:style-name="ce20" office:value-type="float" office:value="386" calcext:value-type="float">
            <text:p>386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89" calcext:value-type="float">
            <text:p>18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2. Vallvidrera, el Tibidabo i les Planes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1" calcext:value-type="float">
            <text:p>6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3. Sarrià</text:p>
          </table:table-cell>
          <table:table-cell table:style-name="ce20" office:value-type="float" office:value="739" calcext:value-type="float">
            <text:p>739</text:p>
          </table:table-cell>
          <table:table-cell table:style-name="ce20" office:value-type="float" office:value="321" calcext:value-type="float">
            <text:p>321</text:p>
          </table:table-cell>
          <table:table-cell table:style-name="ce20" office:value-type="float" office:value="418" calcext:value-type="float">
            <text:p>41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4. les Tres Torres</text:p>
          </table:table-cell>
          <table:table-cell table:style-name="ce20" office:value-type="float" office:value="486" calcext:value-type="float">
            <text:p>486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248" calcext:value-type="float">
            <text:p>24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5. Sant Gervasi - la Bonanova</text:p>
          </table:table-cell>
          <table:table-cell table:style-name="ce20" office:value-type="float" office:value="718" calcext:value-type="float">
            <text:p>718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367" calcext:value-type="float">
            <text:p>36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6. Sant Gervasi - Galvany</text:p>
          </table:table-cell>
          <table:table-cell table:style-name="ce20" office:value-type="float" office:value="1229" calcext:value-type="float">
            <text:p>1.229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659" calcext:value-type="float">
            <text:p>65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7. el Putxet i el Farró</text:p>
          </table:table-cell>
          <table:table-cell table:style-name="ce20" office:value-type="float" office:value="934" calcext:value-type="float">
            <text:p>934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510" calcext:value-type="float">
            <text:p>51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28. Vallcarca i els Penitents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14" calcext:value-type="float">
            <text:p>21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29. el Coll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112" calcext:value-type="float">
            <text:p>11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30. la Salut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87" calcext:value-type="float">
            <text:p>18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31. la Vila de Gràcia</text:p>
          </table:table-cell>
          <table:table-cell table:style-name="ce20" office:value-type="float" office:value="1815" calcext:value-type="float">
            <text:p>1.815</text:p>
          </table:table-cell>
          <table:table-cell table:style-name="ce20" office:value-type="float" office:value="880" calcext:value-type="float">
            <text:p>880</text:p>
          </table:table-cell>
          <table:table-cell table:style-name="ce20" office:value-type="float" office:value="935" calcext:value-type="float">
            <text:p>93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32. el Camp d'en Grassot i Gràcia Nova</text:p>
          </table:table-cell>
          <table:table-cell table:style-name="ce20" office:value-type="float" office:value="1041" calcext:value-type="float">
            <text:p>1.041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540" calcext:value-type="float">
            <text:p>54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3. el Baix Guinardó</text:p>
          </table:table-cell>
          <table:table-cell table:style-name="ce20" office:value-type="float" office:value="860" calcext:value-type="float">
            <text:p>860</text:p>
          </table:table-cell>
          <table:table-cell table:style-name="ce20" office:value-type="float" office:value="429" calcext:value-type="float">
            <text:p>429</text:p>
          </table:table-cell>
          <table:table-cell table:style-name="ce20" office:value-type="float" office:value="431" calcext:value-type="float">
            <text:p>43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4. Can Baró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133" calcext:value-type="float">
            <text:p>13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5. el Guinardó</text:p>
          </table:table-cell>
          <table:table-cell table:style-name="ce20" office:value-type="float" office:value="1158" calcext:value-type="float">
            <text:p>1.158</text:p>
          </table:table-cell>
          <table:table-cell table:style-name="ce20" office:value-type="float" office:value="548" calcext:value-type="float">
            <text:p>548</text:p>
          </table:table-cell>
          <table:table-cell table:style-name="ce20" office:value-type="float" office:value="610" calcext:value-type="float">
            <text:p>61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6. la Font d'en Fargues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114" calcext:value-type="float">
            <text:p>11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7. el Carmel</text:p>
          </table:table-cell>
          <table:table-cell table:style-name="ce20" office:value-type="float" office:value="994" calcext:value-type="float">
            <text:p>994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94" calcext:value-type="float">
            <text:p>49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8. la Teixonera</text:p>
          </table:table-cell>
          <table:table-cell table:style-name="ce20" office:value-type="float" office:value="378" calcext:value-type="float">
            <text:p>378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210" calcext:value-type="float">
            <text:p>21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9. Sant Genís dels Agudells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119" calcext:value-type="float">
            <text:p>11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0. Montbau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64" calcext:value-type="float">
            <text:p>6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1. la Vall d'Hebron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72" calcext:value-type="float">
            <text:p>7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2. la Clota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3. Horta</text:p>
          </table:table-cell>
          <table:table-cell table:style-name="ce20" office:value-type="float" office:value="757" calcext:value-type="float">
            <text:p>757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349" calcext:value-type="float">
            <text:p>34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4. Vilapicina i la Torre Llobeta</text:p>
          </table:table-cell>
          <table:table-cell table:style-name="ce20" office:value-type="float" office:value="724" calcext:value-type="float">
            <text:p>724</text:p>
          </table:table-cell>
          <table:table-cell table:style-name="ce20" office:value-type="float" office:value="354" calcext:value-type="float">
            <text:p>354</text:p>
          </table:table-cell>
          <table:table-cell table:style-name="ce20" office:value-type="float" office:value="370" calcext:value-type="float">
            <text:p>37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5. Porta</text:p>
          </table:table-cell>
          <table:table-cell table:style-name="ce20" office:value-type="float" office:value="854" calcext:value-type="float">
            <text:p>854</text:p>
          </table:table-cell>
          <table:table-cell table:style-name="ce20" office:value-type="float" office:value="418" calcext:value-type="float">
            <text:p>418</text:p>
          </table:table-cell>
          <table:table-cell table:style-name="ce20" office:value-type="float" office:value="436" calcext:value-type="float">
            <text:p>43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6. el Turó de la Peira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256" calcext:value-type="float">
            <text:p>25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7. Can Peguera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5" calcext:value-type="float">
            <text:p>3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8. la Guineueta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163" calcext:value-type="float">
            <text:p>16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9. Canyelles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81" calcext:value-type="float">
            <text:p>8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0. les Roquetes</text:p>
          </table:table-cell>
          <table:table-cell table:style-name="ce20" office:value-type="float" office:value="659" calcext:value-type="float">
            <text:p>659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331" calcext:value-type="float">
            <text:p>33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1. Verdun</text:p>
          </table:table-cell>
          <table:table-cell table:style-name="ce20" office:value-type="float" office:value="419" calcext:value-type="float">
            <text:p>419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211" calcext:value-type="float">
            <text:p>21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2. la Prosperitat</text:p>
          </table:table-cell>
          <table:table-cell table:style-name="ce20" office:value-type="float" office:value="798" calcext:value-type="float">
            <text:p>798</text:p>
          </table:table-cell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397" calcext:value-type="float">
            <text:p>39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3. la Trinitat Nova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160" calcext:value-type="float">
            <text:p>16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4. Torre Baró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38" calcext:value-type="float">
            <text:p>3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5. Ciutat Meridiana</text:p>
          </table:table-cell>
          <table:table-cell table:style-name="ce20" office:value-type="float" office:value="554" calcext:value-type="float">
            <text:p>554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244" calcext:value-type="float">
            <text:p>24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6. Vallbona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7" calcext:value-type="float">
            <text:p>3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57. la Trinitat Vella</text:p>
          </table:table-cell>
          <table:table-cell table:style-name="ce20" office:value-type="float" office:value="556" calcext:value-type="float">
            <text:p>556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244" calcext:value-type="float">
            <text:p>24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58. Baró de Viver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6" calcext:value-type="float">
            <text:p>6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59. el Bon Pastor</text:p>
          </table:table-cell>
          <table:table-cell table:style-name="ce20" office:value-type="float" office:value="503" calcext:value-type="float">
            <text:p>503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23" calcext:value-type="float">
            <text:p>22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0. Sant Andreu</text:p>
          </table:table-cell>
          <table:table-cell table:style-name="ce20" office:value-type="float" office:value="1560" calcext:value-type="float">
            <text:p>1.560</text:p>
          </table:table-cell>
          <table:table-cell table:style-name="ce20" office:value-type="float" office:value="760" calcext:value-type="float">
            <text:p>760</text:p>
          </table:table-cell>
          <table:table-cell table:style-name="ce20" office:value-type="float" office:value="800" calcext:value-type="float">
            <text:p>80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1. la Sagrera</text:p>
          </table:table-cell>
          <table:table-cell table:style-name="ce20" office:value-type="float" office:value="999" calcext:value-type="float">
            <text:p>999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509" calcext:value-type="float">
            <text:p>50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2. el Congrés i els Indians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212" calcext:value-type="float">
            <text:p>21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3. Navas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304" calcext:value-type="float">
            <text:p>304</text:p>
          </table:table-cell>
          <table:table-cell table:style-name="ce20" office:value-type="float" office:value="331" calcext:value-type="float">
            <text:p>33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4. el Camp de l'Arpa del Clot</text:p>
          </table:table-cell>
          <table:table-cell table:style-name="ce20" office:value-type="float" office:value="1284" calcext:value-type="float">
            <text:p>1.284</text:p>
          </table:table-cell>
          <table:table-cell table:style-name="ce20" office:value-type="float" office:value="648" calcext:value-type="float">
            <text:p>648</text:p>
          </table:table-cell>
          <table:table-cell table:style-name="ce20" office:value-type="float" office:value="636" calcext:value-type="float">
            <text:p>63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5. el Clot</text:p>
          </table:table-cell>
          <table:table-cell table:style-name="ce20" office:value-type="float" office:value="881" calcext:value-type="float">
            <text:p>881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427" calcext:value-type="float">
            <text:p>42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6. el Parc i la Llacuna del Poblenou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255" calcext:value-type="float">
            <text:p>25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7. la Vila Olímpica del Poblenou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32" calcext:value-type="float">
            <text:p>13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8. el Poblenou</text:p>
          </table:table-cell>
          <table:table-cell table:style-name="ce20" office:value-type="float" office:value="994" calcext:value-type="float">
            <text:p>994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474" calcext:value-type="float">
            <text:p>47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9. Diagonal Mar i el Front Marítim del Poblenou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199" calcext:value-type="float">
            <text:p>19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0. el Besòs i el Maresme</text:p>
          </table:table-cell>
          <table:table-cell table:style-name="ce20" office:value-type="float" office:value="1211" calcext:value-type="float">
            <text:p>1.211</text:p>
          </table:table-cell>
          <table:table-cell table:style-name="ce20" office:value-type="float" office:value="709" calcext:value-type="float">
            <text:p>709</text:p>
          </table:table-cell>
          <table:table-cell table:style-name="ce20" office:value-type="float" office:value="502" calcext:value-type="float">
            <text:p>50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1. Provençals del Poblenou</text:p>
          </table:table-cell>
          <table:table-cell table:style-name="ce20" office:value-type="float" office:value="603" calcext:value-type="float">
            <text:p>603</text:p>
          </table:table-cell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300" calcext:value-type="float">
            <text:p>30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2. Sant Martí de Provençals</text:p>
          </table:table-cell>
          <table:table-cell table:style-name="ce20" office:value-type="float" office:value="785" calcext:value-type="float">
            <text:p>785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373" calcext:value-type="float">
            <text:p>37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3. la Verneda i la Pau</text:p>
          </table:table-cell>
          <table:table-cell table:style-name="ce20" office:value-type="float" office:value="776" calcext:value-type="float">
            <text:p>776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429" calcext:value-type="float">
            <text:p>429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4"/>
          <table:table-cell table:style-name="ce12"/>
          <table:table-cell table:style-name="ce15"/>
          <table:table-cell table:style-name="ce18" office:value-type="string" calcext:value-type="string">
            <text:p>No consta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5"/>
          <table:table-cell table:style-name="ce4" table:number-columns-repeated="1016"/>
        </table:table-row>
        <table:table-row table:style-name="ro5">
          <table:table-cell table:style-name="ce5" table:number-columns-repeated="4"/>
          <table:table-cell table:style-name="ce22" table:number-columns-repeated="4"/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Font: Moviments demogràfics 2012. Departament d'Estadística. Ajuntament de Barcelona.</text:p>
          </table:table-cell>
          <table:table-cell table:style-name="ce6" table:number-columns-repeated="3"/>
          <table:table-cell table:style-name="ce23" table:number-columns-repeated="4"/>
          <table:table-cell table:style-name="ce6" table:number-columns-repeated="1016"/>
        </table:table-row>
        <table:table-row table:style-name="ro5">
          <table:table-cell table:style-name="ce5" table:number-columns-repeated="4"/>
          <table:table-cell table:style-name="ce22" table:number-columns-repeated="4"/>
          <table:table-cell table:style-name="ce5" table:number-columns-repeated="1016"/>
        </table:table-row>
        <table:table-row table:style-name="ro3" table:number-rows-repeated="25">
          <table:table-cell table:number-columns-repeated="4"/>
          <table:table-cell table:style-name="ce24" table:number-columns-repeated="4"/>
          <table:table-cell table:number-columns-repeated="1016"/>
        </table:table-row>
        <table:table-row table:style-name="ro3" table:number-rows-repeated="32">
          <table:table-cell table:number-columns-repeated="4"/>
          <table:table-cell table:style-name="ce24" table:number-columns-repeated="3"/>
          <table:table-cell table:number-columns-repeated="1017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HTML1_1" table:base-cell-address="$sexe2012.$A$1" table:expression="&quot;[A0202286.XLS]A0202286!$B$10:$Q$21&quot;"/>
        <table:named-expression table:name="HTML1_10" table:base-cell-address="$sexe2012.$A$1" table:expression="&quot;&quot;"/>
        <table:named-expression table:name="HTML1_11" table:base-cell-address="$sexe2012.$A$1" table:expression="1"/>
        <table:named-expression table:name="HTML1_12" table:base-cell-address="$sexe2012.$A$1" table:expression="&quot;C:\ANUARI96\F28A.HTM&quot;"/>
        <table:named-expression table:name="HTML1_2" table:base-cell-address="$sexe2012.$A$1" table:expression="1"/>
        <table:named-expression table:name="HTML1_3" table:base-cell-address="$sexe2012.$A$1" table:expression="&quot;A0202286&quot;"/>
        <table:named-expression table:name="HTML1_4" table:base-cell-address="$sexe2012.$A$1" table:expression="&quot;A0202286&quot;"/>
        <table:named-expression table:name="HTML1_5" table:base-cell-address="$sexe2012.$A$1" table:expression="&quot;&quot;"/>
        <table:named-expression table:name="HTML1_6" table:base-cell-address="$sexe2012.$A$1" table:expression="-4146"/>
        <table:named-expression table:name="HTML1_7" table:base-cell-address="$sexe2012.$A$1" table:expression="-4146"/>
        <table:named-expression table:name="HTML1_8" table:base-cell-address="$sexe2012.$A$1" table:expression="&quot;8/08/97&quot;"/>
        <table:named-expression table:name="HTML1_9" table:base-cell-address="$sexe2012.$A$1" table:expression="&quot;Suport Tecnologic-CGX&quot;"/>
        <table:named-expression table:name="HTML2_1" table:base-cell-address="$sexe2012.$A$1" table:expression="&quot;[A0202286.XLS]A0202286!$D$31:$Q$42&quot;"/>
        <table:named-expression table:name="HTML2_10" table:base-cell-address="$sexe2012.$A$1" table:expression="&quot;&quot;"/>
        <table:named-expression table:name="HTML2_11" table:base-cell-address="$sexe2012.$A$1" table:expression="1"/>
        <table:named-expression table:name="HTML2_12" table:base-cell-address="$sexe2012.$A$1" table:expression="&quot;C:\ANUARI96\F28B.HTM&quot;"/>
        <table:named-expression table:name="HTML2_2" table:base-cell-address="$sexe2012.$A$1" table:expression="1"/>
        <table:named-expression table:name="HTML2_3" table:base-cell-address="$sexe2012.$A$1" table:expression="&quot;A0202286&quot;"/>
        <table:named-expression table:name="HTML2_4" table:base-cell-address="$sexe2012.$A$1" table:expression="&quot;A0202286&quot;"/>
        <table:named-expression table:name="HTML2_5" table:base-cell-address="$sexe2012.$A$1" table:expression="&quot;&quot;"/>
        <table:named-expression table:name="HTML2_6" table:base-cell-address="$sexe2012.$A$1" table:expression="-4146"/>
        <table:named-expression table:name="HTML2_7" table:base-cell-address="$sexe2012.$A$1" table:expression="-4146"/>
        <table:named-expression table:name="HTML2_8" table:base-cell-address="$sexe2012.$A$1" table:expression="&quot;8/08/97&quot;"/>
        <table:named-expression table:name="HTML2_9" table:base-cell-address="$sexe2012.$A$1" table:expression="&quot;Suport Tecnologic-CGX&quot;"/>
        <table:named-expression table:name="HTMLCount" table:base-cell-address="$sexe2012.$A$1" table:expression="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1" number:min-integer-digits="1" number:grouping="true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hadsCol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 style:font-style-complex="italic" style:font-weight-complex="normal"/>
    </style:style>
    <style:style style:name="WhadsColVar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 style:font-style-complex="italic" style:font-weight-complex="normal"/>
    </style:style>
    <style:style style:name="WhadsColVar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 style:font-style-complex="italic" style:font-weight-complex="normal"/>
    </style:style>
    <style:style style:name="WhadsDades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WhadsFont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WhadsNota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WhadsRow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WhadsRowVar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WhadsRowVar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hadsTit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WhadsTitVar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WhadsVoid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xe2012" style:display-name="PageStyle_sexe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untament de Barcelona</meta:initial-creator>
    <meta:creation-date>2009-12-30T16:31:10</meta:creation-date>
    <dc:creator>Bismart</dc:creator>
    <dc:date>2014-11-12T17:27:36</dc:date>
    <meta:document-statistic meta:table-count="1" meta:cell-count="381" meta:object-count="0"/>
    <meta:generator>LibreOffice/4.1.3.2$Linux_x86 LibreOffice_project/410m0$Build-2</meta:generator>
  </office:meta>
</office:document-meta>
</file>